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a5d66" officeooo:paragraph-rsid="001a5d66" style:font-weight-asian="bold" style:font-weight-complex="bold"/>
    </style:style>
    <style:style style:name="P2" style:family="paragraph" style:parent-style-name="Standard">
      <style:paragraph-properties fo:text-align="start" style:justify-single-word="false"/>
      <style:text-properties fo:font-size="14pt" fo:font-weight="bold" officeooo:rsid="001a6635" officeooo:paragraph-rsid="001a6635" style:font-weight-asian="bold" style:font-weight-complex="bold"/>
    </style:style>
    <style:style style:name="P3" style:family="paragraph" style:parent-style-name="Standard">
      <style:paragraph-properties fo:text-align="start" style:justify-single-word="false"/>
      <style:text-properties fo:font-size="14pt" fo:font-weight="bold" officeooo:rsid="0026d4b5" officeooo:paragraph-rsid="0026d4b5" style:font-weight-asian="bold" style:font-weight-complex="bold"/>
    </style:style>
    <style:style style:name="P4" style:family="paragraph" style:parent-style-name="Standard">
      <style:paragraph-properties fo:text-align="start" style:justify-single-word="false"/>
      <style:text-properties fo:font-size="14pt" fo:font-style="normal" fo:font-weight="bold" officeooo:rsid="003229fa" officeooo:paragraph-rsid="003229fa" style:font-size-asian="10pt" style:font-style-asian="normal" style:font-weight-asian="bold" style:font-size-complex="10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49517e" officeooo:paragraph-rsid="0049517e" style:font-size-asian="10pt" style:font-style-asian="normal" style:font-weight-asian="bold" style:font-size-complex="10pt"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4a5802" officeooo:paragraph-rsid="004a5802"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fo:font-size="16pt" officeooo:rsid="0010bdc0" officeooo:paragraph-rsid="0010bdc0"/>
    </style:style>
    <style:style style:name="P8" style:family="paragraph" style:parent-style-name="Standard">
      <style:paragraph-properties fo:text-align="start" style:justify-single-word="false"/>
      <style:text-properties fo:font-size="12pt" fo:font-weight="bold" officeooo:rsid="001dae76" officeooo:paragraph-rsid="001dae76" style:font-weight-asian="bold" style:font-weight-complex="bold"/>
    </style:style>
    <style:style style:name="P9" style:family="paragraph" style:parent-style-name="Standard">
      <style:paragraph-properties fo:text-align="start" style:justify-single-word="false"/>
      <style:text-properties fo:font-size="12pt" fo:font-weight="bold" officeooo:rsid="00205bb4" officeooo:paragraph-rsid="00205bb4" style:font-weight-asian="bold" style:font-weight-complex="bold"/>
    </style:style>
    <style:style style:name="P10" style:family="paragraph" style:parent-style-name="Standard">
      <style:paragraph-properties fo:text-align="start" style:justify-single-word="false"/>
      <style:text-properties fo:font-size="12pt" fo:font-weight="normal" officeooo:rsid="001440da" officeooo:paragraph-rsid="001440da"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4845b" officeooo:paragraph-rsid="0014845b"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a6635" officeooo:paragraph-rsid="001a6635"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1d3437" officeooo:paragraph-rsid="001d3437"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f68d1" officeooo:paragraph-rsid="001f68d1"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224214" officeooo:paragraph-rsid="00224214" style:font-weight-asian="normal" style:font-weight-complex="normal"/>
    </style:style>
    <style:style style:name="P16" style:family="paragraph" style:parent-style-name="Standard">
      <style:paragraph-properties fo:text-align="start" style:justify-single-word="false"/>
      <style:text-properties fo:font-size="12pt" fo:font-style="normal" fo:font-weight="normal" officeooo:rsid="00311254" officeooo:paragraph-rsid="00311254"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3fea4" officeooo:paragraph-rsid="0033fea4"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42bdc" officeooo:paragraph-rsid="00342bdc"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4e218" officeooo:paragraph-rsid="0034e21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8b932" officeooo:paragraph-rsid="0038b932"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a5974" officeooo:paragraph-rsid="003a5974"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fb39d" officeooo:paragraph-rsid="003fb39d"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302e9" officeooo:paragraph-rsid="004302e9"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34e08" officeooo:paragraph-rsid="00434e08"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44ed1" officeooo:paragraph-rsid="00444ed1"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75f74" officeooo:paragraph-rsid="00475f74"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9517e" officeooo:paragraph-rsid="0049517e"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a5802" officeooo:paragraph-rsid="004a5802"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bold" officeooo:rsid="0041b803" officeooo:paragraph-rsid="0041b803" style:font-size-asian="10pt" style:font-style-asian="normal" style:font-weight-asian="bold" style:font-size-complex="10pt" style:font-style-complex="normal" style:font-weight-complex="bold"/>
    </style:style>
    <style:style style:name="P30" style:family="paragraph" style:parent-style-name="Standard">
      <style:paragraph-properties fo:text-align="start" style:justify-single-word="false"/>
      <style:text-properties officeooo:paragraph-rsid="0013f2b3"/>
    </style:style>
    <style:style style:name="P31" style:family="paragraph" style:parent-style-name="Standard" style:list-style-name="L1">
      <style:paragraph-properties fo:text-align="start" style:justify-single-word="false"/>
      <style:text-properties fo:font-size="12pt" fo:font-weight="normal" officeooo:rsid="001440da" officeooo:paragraph-rsid="001440da" style:font-weight-asian="normal" style:font-weight-complex="normal"/>
    </style:style>
    <style:style style:name="P32" style:family="paragraph" style:parent-style-name="Standard" style:list-style-name="L2">
      <style:paragraph-properties fo:text-align="start" style:justify-single-word="false"/>
      <style:text-properties fo:font-size="12pt" fo:font-weight="normal" officeooo:rsid="0014845b" officeooo:paragraph-rsid="0014845b" style:font-weight-asian="normal" style:font-weight-complex="normal"/>
    </style:style>
    <style:style style:name="P33" style:family="paragraph" style:parent-style-name="Standard" style:list-style-name="L3">
      <style:paragraph-properties fo:text-align="start" style:justify-single-word="false"/>
      <style:text-properties fo:font-size="12pt" fo:font-weight="normal" officeooo:rsid="0014845b" officeooo:paragraph-rsid="0014845b" style:font-weight-asian="normal" style:font-weight-complex="normal"/>
    </style:style>
    <style:style style:name="P34" style:family="paragraph" style:parent-style-name="Standard" style:list-style-name="L4">
      <style:paragraph-properties fo:text-align="start" style:justify-single-word="false"/>
      <style:text-properties fo:font-size="12pt" fo:font-weight="normal" officeooo:rsid="001a6635" officeooo:paragraph-rsid="001a6635" style:font-weight-asian="normal" style:font-weight-complex="normal"/>
    </style:style>
    <style:style style:name="P35" style:family="paragraph" style:parent-style-name="Standard" style:list-style-name="L5">
      <style:paragraph-properties fo:text-align="start" style:justify-single-word="false"/>
      <style:text-properties fo:font-size="12pt" fo:font-weight="normal" officeooo:rsid="001c4635" officeooo:paragraph-rsid="001c4635" style:font-weight-asian="normal" style:font-weight-complex="normal"/>
    </style:style>
    <style:style style:name="P36" style:family="paragraph" style:parent-style-name="Standard" style:list-style-name="L6">
      <style:paragraph-properties fo:text-align="start" style:justify-single-word="false"/>
      <style:text-properties fo:font-size="12pt" fo:font-weight="normal" officeooo:rsid="001d3437" officeooo:paragraph-rsid="001d3437" style:font-weight-asian="normal" style:font-weight-complex="normal"/>
    </style:style>
    <style:style style:name="P37" style:family="paragraph" style:parent-style-name="Standard" style:list-style-name="L7">
      <style:paragraph-properties fo:text-align="start" style:justify-single-word="false"/>
      <style:text-properties fo:font-size="12pt" fo:font-weight="normal" officeooo:rsid="001f68d1" officeooo:paragraph-rsid="001f68d1" style:font-weight-asian="normal" style:font-weight-complex="normal"/>
    </style:style>
    <style:style style:name="P38" style:family="paragraph" style:parent-style-name="Standard" style:list-style-name="L8">
      <style:paragraph-properties fo:text-align="start" style:justify-single-word="false"/>
      <style:text-properties fo:font-size="12pt" fo:font-weight="normal" officeooo:rsid="00224214" officeooo:paragraph-rsid="00224214" style:font-weight-asian="normal" style:font-weight-complex="normal"/>
    </style:style>
    <style:style style:name="P39" style:family="paragraph" style:parent-style-name="Standard" style:list-style-name="L9">
      <style:paragraph-properties fo:text-align="start" style:justify-single-word="false"/>
      <style:text-properties fo:font-size="12pt" fo:font-weight="normal" officeooo:rsid="00275cf6" officeooo:paragraph-rsid="00275cf6" style:font-weight-asian="normal" style:font-weight-complex="normal"/>
    </style:style>
    <style:style style:name="P40" style:family="paragraph" style:parent-style-name="Standard" style:list-style-name="L9">
      <style:paragraph-properties fo:text-align="start" style:justify-single-word="false"/>
      <style:text-properties fo:font-size="12pt" fo:font-style="normal" fo:font-weight="normal" officeooo:rsid="0028b2f3" officeooo:paragraph-rsid="002a6883" style:font-size-asian="10pt" style:font-style-asian="normal" style:font-weight-asian="normal" style:font-size-complex="10pt" style:font-style-complex="normal" style:font-weight-complex="normal"/>
    </style:style>
    <style:style style:name="P41" style:family="paragraph" style:parent-style-name="Standard" style:list-style-name="L10">
      <style:paragraph-properties fo:text-align="start" style:justify-single-word="false"/>
      <style:text-properties fo:font-size="12pt" fo:font-style="normal" fo:font-weight="normal" officeooo:rsid="002d3973" officeooo:paragraph-rsid="002d3973" style:font-size-asian="10pt" style:font-style-asian="normal" style:font-weight-asian="normal" style:font-size-complex="10pt" style:font-style-complex="normal" style:font-weight-complex="normal"/>
    </style:style>
    <style:style style:name="P42" style:family="paragraph" style:parent-style-name="Standard" style:list-style-name="L11">
      <style:paragraph-properties fo:text-align="start" style:justify-single-word="false"/>
      <style:text-properties fo:font-size="12pt" fo:font-style="normal" fo:font-weight="normal" officeooo:rsid="002eae87" officeooo:paragraph-rsid="002eae87" style:font-size-asian="10pt" style:font-style-asian="normal" style:font-weight-asian="normal" style:font-size-complex="10pt" style:font-style-complex="normal" style:font-weight-complex="normal"/>
    </style:style>
    <style:style style:name="P43" style:family="paragraph" style:parent-style-name="Standard" style:list-style-name="L12">
      <style:paragraph-properties fo:text-align="start" style:justify-single-word="false"/>
      <style:text-properties fo:font-size="12pt" fo:font-style="normal" fo:font-weight="normal" officeooo:rsid="00302bf9" officeooo:paragraph-rsid="00302bf9" style:font-size-asian="10pt" style:font-style-asian="normal" style:font-weight-asian="normal" style:font-size-complex="10pt" style:font-style-complex="normal" style:font-weight-complex="normal"/>
    </style:style>
    <style:style style:name="P44" style:family="paragraph" style:parent-style-name="Standard" style:list-style-name="L13">
      <style:paragraph-properties fo:text-align="start" style:justify-single-word="false"/>
      <style:text-properties fo:font-size="12pt" fo:font-style="normal" fo:font-weight="normal" officeooo:rsid="00311254" officeooo:paragraph-rsid="00311254" style:font-size-asian="10pt" style:font-style-asian="normal" style:font-weight-asian="normal" style:font-size-complex="10pt" style:font-style-complex="normal" style:font-weight-complex="normal"/>
    </style:style>
    <style:style style:name="P45" style:family="paragraph" style:parent-style-name="Standard" style:list-style-name="L14">
      <style:paragraph-properties fo:text-align="start" style:justify-single-word="false"/>
      <style:text-properties fo:font-size="12pt" fo:font-style="normal" fo:font-weight="normal" officeooo:rsid="00342bdc" officeooo:paragraph-rsid="00342bdc" style:font-size-asian="10pt" style:font-style-asian="normal" style:font-weight-asian="normal" style:font-size-complex="10pt" style:font-style-complex="normal" style:font-weight-complex="normal"/>
    </style:style>
    <style:style style:name="P46" style:family="paragraph" style:parent-style-name="Standard" style:list-style-name="L15">
      <style:paragraph-properties fo:text-align="start" style:justify-single-word="false"/>
      <style:text-properties fo:font-size="12pt" fo:font-style="normal" fo:font-weight="normal" officeooo:rsid="003759f3" officeooo:paragraph-rsid="003759f3" style:font-size-asian="10pt" style:font-style-asian="normal" style:font-weight-asian="normal" style:font-size-complex="10pt" style:font-style-complex="normal" style:font-weight-complex="normal"/>
    </style:style>
    <style:style style:name="P47" style:family="paragraph" style:parent-style-name="Standard" style:list-style-name="L15">
      <style:paragraph-properties fo:text-align="start" style:justify-single-word="false"/>
      <style:text-properties fo:font-size="12pt" fo:font-style="normal" fo:font-weight="normal" officeooo:rsid="0038b932" officeooo:paragraph-rsid="0038b932" style:font-size-asian="10pt" style:font-style-asian="normal" style:font-weight-asian="normal" style:font-size-complex="10pt" style:font-style-complex="normal" style:font-weight-complex="normal"/>
    </style:style>
    <style:style style:name="P48" style:family="paragraph" style:parent-style-name="Standard" style:list-style-name="L16">
      <style:paragraph-properties fo:text-align="start" style:justify-single-word="false"/>
      <style:text-properties fo:font-size="12pt" fo:font-style="normal" fo:font-weight="normal" officeooo:rsid="003e4be1" officeooo:paragraph-rsid="003e4be1" style:font-size-asian="10pt" style:font-style-asian="normal" style:font-weight-asian="normal" style:font-size-complex="10pt" style:font-style-complex="normal" style:font-weight-complex="normal"/>
    </style:style>
    <style:style style:name="P49" style:family="paragraph" style:parent-style-name="Standard" style:list-style-name="L16">
      <style:paragraph-properties fo:text-align="start" style:justify-single-word="false"/>
      <style:text-properties fo:font-size="12pt" fo:font-style="normal" fo:font-weight="normal" officeooo:rsid="003e4be1" officeooo:paragraph-rsid="003e4cd8" style:font-size-asian="10pt" style:font-style-asian="normal" style:font-weight-asian="normal" style:font-size-complex="10pt" style:font-style-complex="normal" style:font-weight-complex="normal"/>
    </style:style>
    <style:style style:name="P50" style:family="paragraph" style:parent-style-name="Standard" style:list-style-name="L16">
      <style:paragraph-properties fo:text-align="start" style:justify-single-word="false"/>
      <style:text-properties fo:font-size="12pt" fo:font-style="normal" fo:font-weight="normal" officeooo:rsid="003e4cd8" officeooo:paragraph-rsid="003e4cd8" style:font-size-asian="10pt" style:font-style-asian="normal" style:font-weight-asian="normal" style:font-size-complex="10pt" style:font-style-complex="normal" style:font-weight-complex="normal"/>
    </style:style>
    <style:style style:name="P51" style:family="paragraph" style:parent-style-name="Standard" style:list-style-name="L17">
      <style:paragraph-properties fo:text-align="start" style:justify-single-word="false"/>
      <style:text-properties fo:font-size="12pt" fo:font-style="normal" fo:font-weight="normal" officeooo:rsid="00412532" officeooo:paragraph-rsid="00412532"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412532" officeooo:paragraph-rsid="00412532" style:font-size-asian="10pt" style:font-style-asian="normal" style:font-weight-asian="normal" style:font-size-complex="10pt" style:font-style-complex="normal" style:font-weight-complex="normal"/>
    </style:style>
    <style:style style:name="P53" style:family="paragraph" style:parent-style-name="Standard" style:list-style-name="L18">
      <style:paragraph-properties fo:text-align="start" style:justify-single-word="false"/>
      <style:text-properties fo:font-size="12pt" fo:font-style="normal" fo:font-weight="normal" officeooo:rsid="0042f9c2" officeooo:paragraph-rsid="0042f9c2" style:font-size-asian="10pt" style:font-style-asian="normal" style:font-weight-asian="normal" style:font-size-complex="10pt" style:font-style-complex="normal" style:font-weight-complex="normal"/>
    </style:style>
    <style:style style:name="P54" style:family="paragraph" style:parent-style-name="Standard" style:list-style-name="L18">
      <style:paragraph-properties fo:text-align="start" style:justify-single-word="false"/>
      <style:text-properties fo:font-size="12pt" fo:font-style="normal" fo:font-weight="normal" officeooo:rsid="004302e9" officeooo:paragraph-rsid="004302e9" style:font-size-asian="10pt" style:font-style-asian="normal" style:font-weight-asian="normal" style:font-size-complex="10pt" style:font-style-complex="normal" style:font-weight-complex="normal"/>
    </style:style>
    <style:style style:name="P55" style:family="paragraph" style:parent-style-name="Standard" style:list-style-name="L19">
      <style:paragraph-properties fo:text-align="start" style:justify-single-word="false"/>
      <style:text-properties fo:font-size="12pt" fo:font-style="normal" fo:font-weight="normal" officeooo:rsid="00444ed1" officeooo:paragraph-rsid="00444ed1" style:font-size-asian="10pt" style:font-style-asian="normal" style:font-weight-asian="normal" style:font-size-complex="10pt" style:font-style-complex="normal" style:font-weight-complex="normal"/>
    </style:style>
    <style:style style:name="P56" style:family="paragraph" style:parent-style-name="Standard" style:list-style-name="L20">
      <style:paragraph-properties fo:text-align="start" style:justify-single-word="false"/>
      <style:text-properties fo:font-size="12pt" fo:font-style="normal" fo:font-weight="normal" officeooo:rsid="0049517e" officeooo:paragraph-rsid="0049517e" style:font-size-asian="10pt" style:font-style-asian="normal" style:font-weight-asian="normal" style:font-size-complex="10pt" style:font-style-complex="normal" style:font-weight-complex="normal"/>
    </style:style>
    <style:style style:name="P57" style:family="paragraph" style:parent-style-name="Standard" style:list-style-name="L21">
      <style:paragraph-properties fo:text-align="start" style:justify-single-word="false"/>
      <style:text-properties fo:font-size="12pt" fo:font-style="normal" fo:font-weight="normal" officeooo:rsid="004a5802" officeooo:paragraph-rsid="004a5802" style:font-size-asian="10pt" style:font-style-asian="normal" style:font-weight-asian="normal" style:font-size-complex="10pt" style:font-style-complex="normal" style:font-weight-complex="normal"/>
    </style:style>
    <style:style style:name="P58" style:family="paragraph" style:parent-style-name="Standard" style:list-style-name="L22">
      <style:paragraph-properties fo:text-align="start" style:justify-single-word="false"/>
      <style:text-properties fo:font-size="12pt" fo:font-style="normal" fo:font-weight="normal" officeooo:rsid="004a9d17" officeooo:paragraph-rsid="004a9d17" style:font-size-asian="10pt" style:font-style-asian="normal" style:font-weight-asian="normal" style:font-size-complex="10pt" style:font-style-complex="normal" style:font-weight-complex="normal"/>
    </style:style>
    <style:style style:name="P59" style:family="paragraph" style:parent-style-name="Standard" style:list-style-name="L22">
      <style:paragraph-properties fo:text-align="start" style:justify-single-word="false"/>
      <style:text-properties fo:font-size="12pt" fo:font-style="normal" fo:font-weight="normal" officeooo:rsid="0051b77b" officeooo:paragraph-rsid="0051b77b"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bold" officeooo:rsid="002a6883" officeooo:paragraph-rsid="002a6883" style:font-size-asian="10pt" style:font-style-asian="normal" style:font-weight-asian="bold" style:font-size-complex="10pt" style:font-style-complex="normal" style:font-weight-complex="bold"/>
    </style:style>
    <style:style style:name="P61" style:family="paragraph" style:parent-style-name="Standard" style:list-style-name="L12">
      <style:paragraph-properties fo:text-align="start" style:justify-single-word="false"/>
      <style:text-properties fo:font-size="12pt" fo:font-style="normal" fo:font-weight="bold" officeooo:rsid="00311254" officeooo:paragraph-rsid="00302bf9" style:font-size-asian="10pt" style:font-style-asian="normal" style:font-weight-asian="bold" style:font-size-complex="10pt" style:font-style-complex="normal" style:font-weight-complex="bold"/>
    </style:style>
    <style:style style:name="P62" style:family="paragraph" style:parent-style-name="Standard" style:list-style-name="L17">
      <style:paragraph-properties fo:text-align="start" style:justify-single-word="false"/>
      <style:text-properties fo:font-size="12pt" fo:font-style="normal" fo:font-weight="bold" officeooo:rsid="00412532" officeooo:paragraph-rsid="00412532" style:font-size-asian="10pt" style:font-style-asian="normal" style:font-weight-asian="bold" style:font-size-complex="10pt" style:font-style-complex="normal" style:font-weight-complex="bold"/>
    </style:style>
    <style:style style:name="P63" style:family="paragraph" style:parent-style-name="Standard">
      <style:paragraph-properties fo:text-align="start" style:justify-single-word="false"/>
      <style:text-properties fo:font-size="14pt" fo:font-weight="bold" officeooo:rsid="001440da" officeooo:paragraph-rsid="0014845b" style:font-weight-asian="bold" style:font-weight-complex="bold"/>
    </style:style>
    <style:style style:name="P64" style:family="paragraph" style:parent-style-name="Standard" style:list-style-name="L15">
      <style:paragraph-properties fo:text-align="start" style:justify-single-word="false"/>
      <style:text-properties officeooo:paragraph-rsid="003759f3"/>
    </style:style>
    <style:style style:name="T1" style:family="text">
      <style:text-properties fo:font-size="12pt" fo:font-style="normal" fo:font-weight="normal" officeooo:rsid="003759f3" style:font-size-asian="10pt" style:font-style-asian="normal" style:font-weight-asian="normal" style:font-size-complex="10pt" style:font-style-complex="normal" style:font-weight-complex="normal"/>
    </style:style>
    <style:style style:name="T2" style:family="text">
      <style:text-properties fo:font-size="12pt" fo:font-style="normal" fo:font-weight="normal" officeooo:rsid="004ee230" style:font-size-asian="10pt" style:font-style-asian="normal" style:font-weight-asian="normal" style:font-size-complex="10pt" style:font-style-complex="normal" style:font-weight-complex="normal"/>
    </style:style>
    <style:style style:name="T3" style:family="text">
      <style:text-properties fo:font-size="14pt" fo:font-weight="bold" officeooo:rsid="0013f2b3" style:font-weight-asian="bold" style:font-weight-complex="bold"/>
    </style:style>
    <style:style style:name="T4" style:family="text">
      <style:text-properties fo:font-size="14pt" fo:font-weight="bold" officeooo:rsid="0017bc05" style:font-weight-asian="bold" style:font-weight-complex="bold"/>
    </style:style>
    <style:style style:name="T5" style:family="text">
      <style:text-properties officeooo:rsid="001619e3"/>
    </style:style>
    <style:style style:name="T6" style:family="text">
      <style:text-properties officeooo:rsid="00198cf6"/>
    </style:style>
    <style:style style:name="T7" style:family="text">
      <style:text-properties fo:font-style="italic" style:font-style-asian="italic" style:font-style-complex="italic"/>
    </style:style>
    <style:style style:name="T8" style:family="text">
      <style:text-properties fo:font-style="italic" officeooo:rsid="004bd31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style:font-style-asian="italic" style:font-style-complex="italic"/>
    </style:style>
    <style:style style:name="T12" style:family="text">
      <style:text-properties fo:font-size="10pt" fo:font-style="italic" officeooo:rsid="002a62bc" style:font-style-asian="italic" style:font-style-complex="italic"/>
    </style:style>
    <style:style style:name="T13" style:family="text">
      <style:text-properties fo:font-size="10pt" officeooo:rsid="002a62bc"/>
    </style:style>
    <style:style style:name="T14" style:family="text">
      <style:text-properties fo:font-weight="bold" style:font-weight-asian="bold" style:font-weight-complex="bold"/>
    </style:style>
    <style:style style:name="T15" style:family="text">
      <style:text-properties fo:font-weight="bold" officeooo:rsid="002a6883"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2a6883"/>
    </style:style>
    <style:style style:name="T18" style:family="text">
      <style:text-properties officeooo:rsid="004b3919"/>
    </style:style>
    <style:style style:name="T19" style:family="text">
      <style:text-properties officeooo:rsid="004bd31b"/>
    </style:style>
    <style:style style:name="T20" style:family="text">
      <style:text-properties officeooo:rsid="004ee230"/>
    </style:style>
    <style:style style:name="T21" style:family="text">
      <style:text-properties officeooo:rsid="00503207"/>
    </style:style>
    <style:style style:name="T22" style:family="text">
      <style:text-properties officeooo:rsid="0053b1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eb Refresher - Model<text:span text:style-name="T5">/</text:span>View<text:span text:style-name="T5">/</text:span>Controller</text:p>
      <text:p text:style-name="P7"/>
      <text:p text:style-name="P30"><text:span text:style-name="T3">Model</text:span><text:span text:style-name="T4">/</text:span><text:span text:style-name="T3">View</text:span><text:span text:style-name="T4">/</text:span><text:span text:style-name="T3">Controller</text:span></text:p>
      <text:list xml:id="list933857444" text:style-name="L1">
        <text:list-item>
          <text:p text:style-name="P31">The Model View Controller is a software design pattern used which divides program logic into three interconnected elements.</text:p>
        </text:list-item>
        <text:list-item>
          <text:p text:style-name="P31">The purpose of MVC is breaking down the functions of a web application into distinct parts.<text:span text:style-name="T6"> This makes the program much more portable, scalable, and maintainable.</text:span></text:p>
        </text:list-item>
      </text:list>
      <text:p text:style-name="P10"/>
      <text:p text:style-name="P63">The Path Through MVC</text:p>
      <text:list xml:id="list4291902575" text:style-name="L2">
        <text:list-item>
          <text:p text:style-name="P32">This will use a Blog as an example.</text:p>
        </text:list-item>
      </text:list>
      <text:list xml:id="list2412894333" text:style-name="L3">
        <text:list-item>
          <text:p text:style-name="P33">The request from a browser follows this path (simplified):</text:p>
          <text:list>
            <text:list-item>
              <text:p text:style-name="P33">The router figures out which controller to send it to. (Post controller)</text:p>
            </text:list-item>
            <text:list-item>
              <text:p text:style-name="P33">That controller asks the model (Post model) for data and any other queries.</text:p>
            </text:list-item>
            <text:list-item>
              <text:p text:style-name="P33">That controller passes off whatever data it needs to the views (index.html.erb), which are HTML templates that are waiting for those variables.</text:p>
            </text:list-item>
            <text:list-item>
              <text:p text:style-name="P33">Once the proper view has been filled with data that is needed, (current user's name, photo, etc.), it gets sent back to the client that made the original request.</text:p>
            </text:list-item>
          </text:list>
        </text:list-item>
      </text:list>
      <text:p text:style-name="P11"/>
      <text:p text:style-name="P1">Model</text:p>
      <text:list xml:id="list83555542" text:style-name="L4">
        <text:list-item>
          <text:p text:style-name="P34">A model is commonly something that represents a table of data.</text:p>
        </text:list-item>
        <text:list-item>
          <text:p text:style-name="P34">In Rails, you have to create a model, one for each table, which describes the relationships to other models (tables). Without models, you're unable to actually do anything with any kind fo data.</text:p>
        </text:list-item>
      </text:list>
      <text:p text:style-name="P12"/>
      <text:p text:style-name="P2">Controller</text:p>
      <text:list xml:id="list665223742" text:style-name="L5">
        <text:list-item>
          <text:p text:style-name="P35">Controllers are the tools you use to manipulate data described in the models. When it comes to CRUD operations, the controller does all the operations.</text:p>
        </text:list-item>
        <text:list-item>
          <text:p text:style-name="P35">The controller does all the data validation, reading/writing, and sends the result to the view to display.</text:p>
          <text:list>
            <text:list-item>
              <text:p text:style-name="P35">Reading/writing is done with assistance from the models.</text:p>
            </text:list-item>
            <text:list-item>
              <text:p text:style-name="P35">In Rails, some data validation is done in model handling.</text:p>
            </text:list-item>
          </text:list>
        </text:list-item>
      </text:list>
      <text:p text:style-name="P2"/>
      <text:p text:style-name="P2">View</text:p>
      <text:list xml:id="list744618685" text:style-name="L6">
        <text:list-item>
          <text:p text:style-name="P36">Views is the point where your data is formatted for output such as HTML or XML.</text:p>
        </text:list-item>
        <text:list-item>
          <text:p text:style-name="P36">In the view, you are only allowed to have display logic such as looping through content, and hiding or showing links based on who's logged in.</text:p>
        </text:list-item>
      </text:list>
      <text:p text:style-name="P13"/>
      <text:p text:style-name="P8">Why MVC</text:p>
      <text:list xml:id="list3514714446" text:style-name="L7">
        <text:list-item>
          <text:p text:style-name="P37">Separating business logic (controller) and display logic (view) lets you easily change the appearance of your application at any time.</text:p>
        </text:list-item>
        <text:list-item>
          <text:p text:style-name="P37">It makes it easier to make changes in the business logic (controller), as it is distinctly separated.</text:p>
        </text:list-item>
        <text:list-item>
          <text:p text:style-name="P37">Reusability: Since the code is naturally compartmentalized, you are able to reuse sections relatively easily.</text:p>
        </text:list-item>
        <text:list-item>
          <text:p text:style-name="P37">Having models separate from controller gives ActiveRecord and everything related to be grouped rather than having queries written everywhere.</text:p>
        </text:list-item>
      </text:list>
      <text:p text:style-name="P14"/>
      <text:p text:style-name="P9">Rails and MVC</text:p>
      <text:list xml:id="list662332429" text:style-name="L8">
        <text:list-item>
          <text:p text:style-name="P38"><text:soft-page-break/>The Model part of MVC is handled by ActiveRecord, created in <text:span text:style-name="T7">/yoursite/app/models</text:span> using <text:span text:style-name="T7">script/generate model</text:span>.</text:p>
        </text:list-item>
        <text:list-item>
          <text:p text:style-name="P38">The Controller part of MVC is handled in <text:span text:style-name="T7">/yoursite/app/controllers</text:span>. Generally, you have one controller per model, but it is possible to have controllers without models, and controllers that can control other controllers.</text:p>
        </text:list-item>
        <text:list-item>
          <text:p text:style-name="P38">The View part of MVC is handled in <text:span text:style-name="T7">/yoursite/app/views</text:span>. In Rails, you build views in .rhtml template format - an intermixing of HTML and Ruby/Rails code in &lt;% %&gt; tags<text:span text:style-name="T20"> called embedded ruby (erb).</text:span></text:p>
        </text:list-item>
      </text:list>
      <text:p text:style-name="P15"/>
      <text:p text:style-name="P3">Detailed Path of MVC</text:p>
      <text:list xml:id="list1450188974" text:style-name="L9">
        <text:list-item>
          <text:p text:style-name="P39">The <text:span text:style-name="T14">browser</text:span> makes a request, such as <text:span text:style-name="T10">http://mysite.com/video/show/15</text:span></text:p>
        </text:list-item>
        <text:list-item>
          <text:p text:style-name="P40">The <text:span text:style-name="T14">web server</text:span> receives the request. It uses routes to find out which controller to use: the default route pattern is '<text:span text:style-name="T11">/controller/action/id</text:span>' defined in<text:span text:style-name="T7"> </text:span><text:span text:style-name="T11">config/routes.rb</text:span><text:span text:style-name="T12">.</text:span><text:span text:style-name="T13"> </text:span><text:span text:style-name="T17">In this case, it's the 'video' controller, method 'show', with the id parameter '15'. The web server then uses the</text:span><text:span text:style-name="T15"> dispatcher</text:span><text:span text:style-name="T17"> to create a new controller</text:span><text:span text:style-name="T20"> object</text:span><text:span text:style-name="T17">, call the action and pass the parameter.</text:span></text:p>
        </text:list-item>
      </text:list>
      <text:p text:style-name="P60"/>
      <text:p text:style-name="P60"><text:tab/>Controllers</text:p>
      <text:list xml:id="list1525827463" text:style-name="L10">
        <text:list-item>
          <text:p text:style-name="P41">Controllers do the work of parsing user requests, data submissions, cookies, sessions, and information from 'browser'.</text:p>
          <text:list>
            <text:list-item>
              <text:p text:style-name="P41">The best type of controllers are <text:span text:style-name="T14">Dilbert-esque </text:span>: It gives orders without knowing (or caring) how it gets done.</text:p>
            </text:list-item>
          </text:list>
        </text:list-item>
        <text:list-item>
          <text:p text:style-name="P41">In this case, the show method in the video controller knows it needs to lookup a video. It asks the model to get video 15, and will eventually display it to the user.</text:p>
          <text:p text:style-name="P41"/>
        </text:list-item>
      </text:list>
      <text:p text:style-name="P60"><text:tab/>Models</text:p>
      <text:list xml:id="list1005801304" text:style-name="L11">
        <text:list-item>
          <text:p text:style-name="P42">Models are Ruby classes. They talk to the database, store and validate data, and perform the business logic.</text:p>
        </text:list-item>
        <text:list-item>
          <text:p text:style-name="P42">In this case, the model retrieves video 15 from the database.</text:p>
          <text:p text:style-name="P42"/>
        </text:list-item>
      </text:list>
      <text:p text:style-name="P60"><text:tab/>Views</text:p>
      <text:list xml:id="list2043840144" text:style-name="L12">
        <text:list-item>
          <text:p text:style-name="P43">Views are what the user sees: HTML, CSS, XML, Javascript, JSON.</text:p>
        </text:list-item>
        <text:list-item>
          <text:p text:style-name="P43">Views are puppets readinging what the controller gives them.</text:p>
        </text:list-item>
        <text:list-item>
          <text:p text:style-name="P43">In this case, the controller gives video 15 to the 'show' view. The show view then generates the HTML: divs, tables, text, descriptions, footers, etc.<text:span text:style-name="T20"> using the instance variable passed to it.</text:span></text:p>
          <text:p text:style-name="P61"/>
        </text:list-item>
      </text:list>
      <text:list xml:id="list3274836180" text:style-name="L13">
        <text:list-item>
          <text:p text:style-name="P44">The controller then returns the response body (HTML, XML, etc.) &amp; metadata (caching headers, redirects) to the server. The server combines the raw data into a proper HTTP response and sends it to the user.</text:p>
        </text:list-item>
      </text:list>
      <text:p text:style-name="P16"/>
      <text:p text:style-name="P4">SuperModels</text:p>
      <text:p text:style-name="P17"/>
      <text:p text:style-name="P17"><text:tab/><text:span text:style-name="T14">Using ActiveRecord</text:span></text:p>
      <text:list xml:id="list3249024272" text:style-name="L14">
        <text:list-item>
          <text:p text:style-name="P45">Ruby can handle 'undefined' methods with ease. With ActiveRecord, Rails handles the 'undefined method' call by searching for the field in the method, and the model will do a query based on the field.</text:p>
        </text:list-item>
        <text:list-item>
          <text:p text:style-name="P45">e.x : 'find_by_login' will make Ruby search for the 'login' field and query based on the 'login' field.</text:p>
        </text:list-item>
      </text:list>
      <text:p text:style-name="P18"><text:soft-page-break/></text:p>
      <text:p text:style-name="P19"><text:tab/><text:span text:style-name="T14">Defining Class and Instance Methods</text:span></text:p>
      <text:list xml:id="list1009377197" text:style-name="L15">
        <text:list-item>
          <text:p text:style-name="P64"><text:span text:style-name="T1">ActiveRecord a</text:span><text:span text:style-name="T2">dds</text:span><text:span text:style-name="T1"> both instance and class methods to your model.</text:span></text:p>
          <text:list>
            <text:list-item>
              <text:p text:style-name="P46">user is an object; instance methods available</text:p>
            </text:list-item>
            <text:list-item>
              <text:p text:style-name="P46">User is a class; class methods available.</text:p>
            </text:list-item>
          </text:list>
        </text:list-item>
        <text:list-item>
          <text:p text:style-name="P47">Good practice is to define class methods rather than explicitly passing search conditions to a more general method.</text:p>
          <text:list>
            <text:list-item>
              <text:p text:style-name="P47">e.x. : User.find_latest &gt; User.find(search conditions)</text:p>
            </text:list-item>
          </text:list>
        </text:list-item>
      </text:list>
      <text:p text:style-name="P20"/>
      <text:p text:style-name="P21"><text:tab/><text:span text:style-name="T14">Using Attributes</text:span></text:p>
      <text:list xml:id="list2541528881" text:style-name="L16">
        <text:list-item>
          <text:p text:style-name="P48">ActiveRecord grabs the database fields and puts them in an attributes array. It makes default getters and setters, but you need to call user.save to save them.</text:p>
        </text:list-item>
        <text:list-item>
          <text:p text:style-name="P48">ActiveRecord defines a '[]' method to access the raw attributes and is used to change the raw data.</text:p>
          <text:list>
            <text:list-item>
              <text:p text:style-name="P48">To override default getter and setter by ActiveRecord, do the following:</text:p>
              <text:list>
                <text:list-header>
                  <text:p text:style-name="P49">def length</text:p>
                  <text:list>
                    <text:list-header>
                      <text:p text:style-name="P49">self[:length] / 60</text:p>
                    </text:list-header>
                  </text:list>
                  <text:p text:style-name="P49">end</text:p>
                </text:list-header>
              </text:list>
            </text:list-item>
            <text:list-item>
              <text:p text:style-name="P50">tldr; Use self[] when changing raw data.</text:p>
              <text:list>
                <text:list-header>
                  <text:p text:style-name="P48"/>
                </text:list-header>
              </text:list>
            </text:list-item>
          </text:list>
        </text:list-item>
      </text:list>
      <text:p text:style-name="P22"><text:tab/><text:span text:style-name="T14">Never Forget About The Database</text:span></text:p>
      <text:list xml:id="list434662376" text:style-name="L17">
        <text:list-item>
          <text:p text:style-name="P51"><text:span text:style-name="T14">Save your models</text:span>: If you make a change, save it. You can use update_attributes(param) <text:s/>and pass a hash of key:value pairs.</text:p>
        </text:list-item>
        <text:list-item>
          <text:p text:style-name="P62">Reload your models after changes<text:span text:style-name="T16">: Be sure to call </text:span><text:span text:style-name="T9">user.reload</text:span><text:span text:style-name="T16"> to get a fresh query after making changes to the model. If not, there may have stale data which may not represent what you are looking for.</text:span></text:p>
        </text:list-item>
      </text:list>
      <text:p text:style-name="P52"/>
      <text:p text:style-name="P29"><text:span text:style-name="T16"><text:tab/></text:span>Making New Models</text:p>
      <text:list xml:id="list915118178" text:style-name="L18">
        <text:list-item>
          <text:p text:style-name="P53">There are two ways to create new objects:</text:p>
          <text:list>
            <text:list-item>
              <text:p text:style-name="P53">User.new<text:tab/># not saved</text:p>
              <text:list>
                <text:list-item>
                  <text:p text:style-name="P53">User.new makes a new object, setting attributes with a hash. <text:span text:style-name="T7">new</text:span> does not save to the database and you <text:span text:style-name="T14">must</text:span> call user.save explicitly. Method <text:span text:style-name="T14">save</text:span> can fail if the model is not valid.</text:p>
                </text:list-item>
              </text:list>
            </text:list-item>
            <text:list-item>
              <text:p text:style-name="P53">User.create<text:tab/># saved</text:p>
              <text:list>
                <text:list-item>
                  <text:p text:style-name="P54">User.create makes a new model and <text:span text:style-name="T14">saves</text:span> it to the database. Validation can fail; user.errors is a hash of the fields with errors and the detailed message.</text:p>
                </text:list-item>
              </text:list>
            </text:list-item>
          </text:list>
        </text:list-item>
        <text:list-item>
          <text:p text:style-name="P54">The hash can be passed either with { } or =&gt;, which Ruby will interpret both as hashes.</text:p>
        </text:list-item>
      </text:list>
      <text:p text:style-name="P23"/>
      <text:p text:style-name="P24"><text:tab/><text:span text:style-name="T14">Using Associations</text:span></text:p>
      <text:list xml:id="list44688922" text:style-name="L19">
        <text:list-item>
          <text:p text:style-name="P55">belongs_to: <text:span text:style-name="T14">links_to</text:span> another table. Each user references (links to) a status.</text:p>
        </text:list-item>
        <text:list-item>
          <text:p text:style-name="P55">has_one: <text:span text:style-name="T14">linked_from</text:span> another table.</text:p>
        </text:list-item>
      </text:list>
      <text:p text:style-name="P25"/>
      <text:list xml:id="list133118534714189" text:continue-numbering="true" text:style-name="L19">
        <text:list-item>
          <text:p text:style-name="P55">These associations define methods used to look up items of the other class.</text:p>
          <text:list>
            <text:list-item>
              <text:p text:style-name="P55">Once we declare the relationship, ActiveRecord will use the appropriate methods for the association type.</text:p>
            </text:list-item>
          </text:list>
        </text:list-item>
      </text:list>
      <text:p text:style-name="P25"/>
      <text:p text:style-name="P26"><text:tab/><text:span text:style-name="T14">Using Custom Associations</text:span></text:p>
      <text:list xml:id="list3928508275" text:style-name="L20">
        <text:list-item>
          <text:p text:style-name="P56">Suppose you need two statuses, primary and secondary.</text:p>
          <text:list>
            <text:list-item>
              <text:p text:style-name="P56"><text:soft-page-break/>You define a new field, and explicitly reference the model and foreign key to use for lookups.</text:p>
            </text:list-item>
          </text:list>
        </text:list-item>
      </text:list>
      <text:p text:style-name="P27"/>
      <text:p text:style-name="P5">Quick Controllers</text:p>
      <text:list xml:id="list2624628136" text:style-name="L21">
        <text:list-item>
          <text:p text:style-name="P57">Controllers should not perform any actions besides controlling the model and views.</text:p>
        </text:list-item>
        <text:list-item>
          <text:p text:style-name="P57">Controllers typically:</text:p>
          <text:list>
            <text:list-item>
              <text:p text:style-name="P57">Handle things like sessions, logins/authorization, filters, redirection, and errors</text:p>
            </text:list-item>
            <text:list-item>
              <text:p text:style-name="P57">Have default methods (added by ActionController).</text:p>
            </text:list-item>
            <text:list-item>
              <text:p text:style-name="P57">Pass instance variables like @user to the view. Local variables do not get passed.</text:p>
            </text:list-item>
            <text:list-item>
              <text:p text:style-name="P57">Are hard to debug. Use <text:span text:style-name="T11">render :text =&gt; 'Error found' and return</text:span> to do printf-style debugging in your page.</text:p>
              <text:list>
                <text:list-item>
                  <text:p text:style-name="P57">Putting code in models makes it easier to debug as you can use the console.</text:p>
                </text:list-item>
              </text:list>
            </text:list-item>
            <text:list-item>
              <text:p text:style-name="P57">Use sessions to store data between requests: session[:variable] = 'data'.</text:p>
              <text:p text:style-name="P57"/>
            </text:list-item>
          </text:list>
        </text:list-item>
        <text:list-item>
          <text:p text:style-name="P57">Use instance variables, <text:span text:style-name="T14">not</text:span> local to pass data to the view.</text:p>
        </text:list-item>
      </text:list>
      <text:p text:style-name="P28"/>
      <text:p text:style-name="P6">Using Views</text:p>
      <text:list xml:id="list4003730787" text:style-name="L22">
        <text:list-item>
          <text:p text:style-name="P58">The basics:</text:p>
          <text:list>
            <text:list-item>
              <text:p text:style-name="P58">Controller actions use views with the same name (method show loads show.rhtml)</text:p>
            </text:list-item>
            <text:list-item>
              <text:p text:style-name="P58">Controller instance variables (@foo) are available in all views and partials</text:p>
            </text:list-item>
          </text:list>
        </text:list-item>
        <text:list-item>
          <text:p text:style-name="P58">Run code in a view using ERB:</text:p>
          <text:list>
            <text:list-item>
              <text:p text:style-name="P58">&lt;% ... %&gt; :<text:span text:style-name="T18"> Run the code, but don't print anything. Used for if/then/else/end and array.each loops. Can be used for commenting out sections of HTML.</text:span></text:p>
              <text:p text:style-name="P58"/>
            </text:list-item>
            <text:list-item>
              <text:p text:style-name="P58">&lt;%- ... %&gt; :<text:span text:style-name="T19"> Run the code, but don't print the trailing newline. Use when generating XML or JSON when breaking up .rhtml code blocks for your readability, but don't want newlines in the output.</text:span></text:p>
              <text:p text:style-name="P58"/>
            </text:list-item>
            <text:list-item>
              <text:p text:style-name="P58">&lt;%= ... %&gt;:<text:span text:style-name="T19"> Run the code and print the return value. Don't put </text:span><text:span text:style-name="T8">if</text:span><text:span text:style-name="T19"> statements inside the &lt;%= </text:span></text:p>
              <text:p text:style-name="P58"/>
            </text:list-item>
            <text:list-item>
              <text:p text:style-name="P58">&lt;%= h ... %&gt;:<text:span text:style-name="T19"> Print the code and html escape the output: &gt; becomes &gt; . <text:s/>#h is a Ruby function.</text:span></text:p>
            </text:list-item>
            <text:list-item>
              <text:p text:style-name="P59">&lt;%# <text:span text:style-name="T22">... </text:span>%&gt;: Comments the cod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4" meta:paragraph-count="110" meta:word-count="1449" meta:character-count="8334" meta:non-whitespace-character-count="7062"/>
  </office:meta>
</office:document-meta>
</file>